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6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Rev. S. Morais/</text:p>
      <text:p text:style-name="P3">Dear Friend! <text:s/>Mr. Reinheimer explains that/ he does not kill for himself but for the butchers/ from whom he buys, not being interested in what/ is [Hebrew]. <text:s/>Even this he does only occasionally,/ and I can really not see any objection to it./</text:p>
      <text:p text:style-name="P3"><text:tab/>As to the other <text:span text:style-name="T2">Sho'het</text:span><text:span text:style-name="T3"> I have had an interview/ with him, but of no avail. <text:s/>He did not promise/ to desist from killing, nor did he declare his/ willingness to undergo an examination./</text:span></text:p>
      <text:p text:style-name="P3"><text:span text:style-name="T3">If you will be kind enough to furnish the/ Record a list of the authorized Sho'htim/ for publication, you will oblige./ Yours/ M Jastro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2:52:41.25</meta:creation-date>
    <dc:date>2012-01-17T13:00:43.66</dc:date>
    <dc:creator>Penn Libraries</dc:creator>
    <meta:editing-duration>PT00H08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60" meta:character-count="1798"/>
  </office:meta>
</office:document-meta>
</file>